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dobe Blank" svg:font-family="'Adobe Blank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4bf7d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3b341"/>
    </style:style>
    <style:style style:name="P4" style:family="paragraph" style:parent-style-name="Standard">
      <style:paragraph-properties fo:margin-top="0in" fo:margin-bottom="0in" loext:contextual-spacing="false"/>
      <style:text-properties officeooo:paragraph-rsid="0014bf7d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14bf7d"/>
    </style:style>
    <style:style style:name="P6" style:family="paragraph" style:parent-style-name="Standard">
      <style:paragraph-properties fo:margin-left="-0.1874in" fo:margin-right="-0.0626in" fo:line-height="100%" fo:text-align="center" style:justify-single-word="false" fo:text-indent="0in" style:auto-text-indent="false"/>
    </style:style>
    <style:style style:name="P7" style:family="paragraph" style:parent-style-name="Standard">
      <style:paragraph-properties fo:margin-left="-0.1874in" fo:margin-right="-0.0626in" fo:line-height="100%" fo:text-align="center" style:justify-single-word="false" fo:text-indent="0in" style:auto-text-indent="false"/>
      <style:text-properties officeooo:paragraph-rsid="0014bf7d"/>
    </style:style>
    <style:style style:name="T1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tab/>Melvin Peralta</text:span></text:p>
      <text:p text:style-name="P7">52 Charing Cross • Lynbrook, NY 11563 • 646-228-3908 • peraltamdb@gmail.com</text:p>
      <text:p text:style-name="P4"/>
      <text:p text:style-name="P4">January 14, 2018</text:p>
      <text:p text:style-name="P4"/>
      <text:p text:style-name="P4"/>
      <text:p text:style-name="P4">Chuck Marcelin</text:p>
      <text:p text:style-name="P4">Softheon</text:p>
      <text:p text:style-name="P4">CEWIT | Stony Brook</text:p>
      <text:p text:style-name="P4">1500 Stony Brook Rd.</text:p>
      <text:p text:style-name="P4">Stony Brook, NY 11794</text:p>
      <text:p text:style-name="P4"/>
      <text:p text:style-name="P4">Dear Chuck Marcelin:</text:p>
      <text:p text:style-name="P4"/>
      <text:p text:style-name="P4">I am writing to express my interest in the Software Engineer position with Softheon and hope to be invited for an interview.</text:p>
      <text:p text:style-name="P4"/>
      <text:p text:style-name="P4"><text:bookmark text:name="_GoBack"/></text:p>
      <text:p text:style-name="P4"/>
      <text:p text:style-name="P4">Thank you very much for taking the time to review my application materials. I hope to hear from you soon to schedule an interview, where I can provide you with more information regarding my qualifications for this position. <text:s/></text:p>
      <text:p text:style-name="P4"/>
      <text:p text:style-name="P4">Sincerely,</text:p>
      <text:p text:style-name="P4"/>
      <text:p text:style-name="P4"/>
      <text:p text:style-name="P4">Melvin Peralta</text:p>
      <text:p text:style-name="P4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dobe Blank" svg:font-family="'Adobe Blank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vin Peralta</meta:initial-creator>
    <meta:editing-cycles>2</meta:editing-cycles>
    <meta:creation-date>2017-01-05T02:41:00</meta:creation-date>
    <dc:date>2018-02-06T12:19:15.825661814</dc:date>
    <meta:editing-duration>PT16H51M10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97" meta:character-count="581" meta:non-whitespace-character-count="4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